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2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02">
            <text:p>202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-160">
            <text:p>-16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8">
            <text:p>288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43">
            <text:p>243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-120">
            <text:p>-1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-5">
            <text:p>-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-150">
            <text:p>-15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office:value-type="float" office:value="-105">
            <text:p>-105</text:p>
          </table:table-cell>
          <table:table-cell office:value-type="float" office:value="45">
            <text:p>4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float" office:value="136">
            <text:p>136</text:p>
          </table:table-cell>
          <table:table-cell office:value-type="float" office:value="229">
            <text:p>229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-200">
            <text:p>-20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70">
            <text:p>-7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-65">
            <text:p>-65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311">
            <text:p>311</text:p>
          </table:table-cell>
          <table:table-cell office:value-type="float" office:value="-105">
            <text:p>-105</text:p>
          </table:table-cell>
          <table:table-cell office:value-type="float" office:value="45">
            <text:p>4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-160">
            <text:p>-16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-105">
            <text:p>-105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305">
            <text:p>30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-100">
            <text:p>-10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2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5-31T12:26:49</dc:date>
    <dc:creator>Chuck Coughlin</dc:creator>
    <meta:editing-duration>P4DT10H3M4S</meta:editing-duration>
    <meta:editing-cycles>33</meta:editing-cycles>
    <meta:generator>OpenOffice/4.1.3$Unix OpenOffice.org_project/413m1$Build-9783</meta:generator>
    <meta:document-statistic meta:table-count="3" meta:cell-count="298" meta:object-count="0"/>
  </office:meta>
</office:document-meta>
</file>